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29cb" officeooo:paragraph-rsid="001a29cb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5395" officeooo:paragraph-rsid="001b5395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a29cb"/>
    </style:style>
    <style:style style:name="T4" style:family="text">
      <style:text-properties officeooo:rsid="001d50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People’s Assembly, convening on the <text:span text:style-name="T4">28th</text:span> of <text:span text:style-name="T3">June</text:span> 202<text:span text:style-name="T3">2</text:span> under the <text:span text:style-name="T3">19th</text:span> PA Meeting.</text:p>
      <text:p text:style-name="P1"/>
      <text:p text:style-name="P1">The Assembly, recognising the current situation,</text:p>
      <text:p text:style-name="P1"/>
      <text:p text:style-name="P2">Constitutes the need to require 6 hours of total play time before players can be considered active</text:p>
      <text:p text:style-name="P2">In addition to this there must be at least an hour of activity every in the last 30 days (at the time of a PA vote) for the players to be considered active.</text:p>
      <text:p text:style-name="P2">This because people who don't play on the server shouldn't decide how we play.</text:p>
      <text:p text:style-name="P2">Making an exception, namely: RedPanda_4 pays for the server and he is a historically important and active player, thus he should always have activity status.</text:p>
      <text:p text:style-name="P2"/>
      <text:p text:style-name="P2">Note: Being AFK doesn't count towards play time.</text:p>
      <text:p text:style-name="P1"/>
      <text:p text:style-name="P1">And proceeds.</text:p>
      <text:p text:style-name="P1"/>
      <text:p text:style-name="P1">Signed by,</text:p>
      <text:p text:style-name="P3">eldegron</text:p>
      <text:p text:style-name="P3">_yoran_</text:p>
      <text:p text:style-name="P3">MrBased</text:p>
      <text:p text:style-name="P3">Comradedoggo_22</text:p>
      <text:p text:style-name="P3">Emeralda_axe7</text:p>
      <text:p text:style-name="P3">Solar_Porpoise</text:p>
      <text:p text:style-name="P3">Roxxagon</text:p>
      <text:p text:style-name="P1"/>
      <text:p text:style-name="P1"/>
      <text:p text:style-name="P1"/>
      <text:p text:style-name="Standard"><text:span text:style-name="T1">[</text:span><text:span text:style-name="T2">Motion 19-4: To require 6 hours of total play time and 1 hour of monthly activity before players can be considered active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29T04:38:00.601133121</dc:date>
    <meta:editing-duration>PT3M41S</meta:editing-duration>
    <meta:editing-cycles>9</meta:editing-cycles>
    <meta:generator>LibreOffice/7.3.4.2$Linux_X86_64 LibreOffice_project/8cb1c265a8f71ce63e37a2ff337b4f2ebc525cbc</meta:generator>
    <meta:document-statistic meta:table-count="0" meta:image-count="0" meta:object-count="0" meta:page-count="1" meta:paragraph-count="17" meta:word-count="151" meta:character-count="887" meta:non-whitespace-character-count="753"/>
  </office:meta>
</office:document-meta>
</file>